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5396in" fo:margin-left="0.0028in" fo:margin-right="0.0167in" table:align="margins"/>
    </style:style>
    <style:style style:name="Table1.A" style:family="table-column">
      <style:table-column-properties style:column-width="4.1236in" style:rel-column-width="5938*"/>
    </style:style>
    <style:style style:name="Table1.B" style:family="table-column">
      <style:table-column-properties style:column-width="3.416in" style:rel-column-width="491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5493in" fo:margin-left="-0.0069in" fo:margin-right="0.0167in" table:align="margins"/>
    </style:style>
    <style:style style:name="Table2.A" style:family="table-column">
      <style:table-column-properties style:column-width="0.9375in" style:rel-column-width="1350*"/>
    </style:style>
    <style:style style:name="Table2.B" style:family="table-column">
      <style:table-column-properties style:column-width="0.9986in" style:rel-column-width="1438*"/>
    </style:style>
    <style:style style:name="Table2.C" style:family="table-column">
      <style:table-column-properties style:column-width="2.5in" style:rel-column-width="3600*"/>
    </style:style>
    <style:style style:name="Table2.D" style:family="table-column">
      <style:table-column-properties style:column-width="1.0674in" style:rel-column-width="1537*"/>
    </style:style>
    <style:style style:name="Table2.F" style:family="table-column">
      <style:table-column-properties style:column-width="1.1083in" style:rel-column-width="1596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59in" table:align="margins"/>
    </style:style>
    <style:style style:name="Table4.A" style:family="table-column">
      <style:table-column-properties style:column-width="6.441in" style:rel-column-width="9275*"/>
    </style:style>
    <style:style style:name="Table4.B" style:family="table-column">
      <style:table-column-properties style:column-width="1.1181in" style:rel-column-width="1610*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officeooo:paragraph-rsid="002544ef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266b07" officeooo:paragraph-rsid="00266b0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8pt" fo:font-weight="bold" officeooo:rsid="00156b92" officeooo:paragraph-rsid="00156b9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DejaVu Sans Condensed" fo:font-size="9pt" fo:font-weight="normal" officeooo:rsid="00266b07" officeooo:paragraph-rsid="00269e06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style:font-name="DejaVu Sans Condensed" fo:font-size="8pt" fo:font-weight="normal" officeooo:rsid="00266b07" officeooo:paragraph-rsid="0033553d" style:font-size-asian="8pt" style:font-weight-asian="normal" style:font-size-complex="8pt" style:font-weight-complex="normal"/>
    </style:style>
    <style:style style:name="P6" style:family="paragraph" style:parent-style-name="Text_20_body" style:master-page-name="retention">
      <style:paragraph-properties style:page-number="auto"/>
    </style:style>
    <style:style style:name="P7" style:family="paragraph" style:parent-style-name="Text_20_body">
      <style:text-properties style:font-name="DejaVu Sans Condensed" fo:font-size="8pt" officeooo:paragraph-rsid="00279564" style:font-size-asian="8pt" style:font-size-complex="8pt"/>
    </style:style>
    <style:style style:name="P8" style:family="paragraph" style:parent-style-name="Text_20_body">
      <style:text-properties style:font-name="DejaVu Sans Condensed" fo:font-size="8pt" officeooo:paragraph-rsid="0033553d" style:font-size-asian="8pt" style:font-size-complex="8pt"/>
    </style:style>
    <style:style style:name="P9" style:family="paragraph" style:parent-style-name="Text_20_body">
      <style:paragraph-properties fo:text-align="end" style:justify-single-word="false"/>
      <style:text-properties style:font-name="Liberation Sans" fo:font-size="9pt" officeooo:paragraph-rsid="002979a7" style:font-size-asian="9pt" style:font-size-complex="9pt"/>
    </style:style>
    <style:style style:name="P10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" fo:font-size="9pt" officeooo:paragraph-rsid="002cff65" style:font-size-asian="9pt" style:font-size-complex="9pt"/>
    </style:style>
    <style:style style:name="P11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" fo:font-size="9pt" fo:font-weight="bold" officeooo:rsid="0004de17" officeooo:paragraph-rsid="002f39fa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" fo:font-size="9pt" fo:font-weight="bold" officeooo:rsid="0004de17" officeooo:paragraph-rsid="0040a9c7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bold" officeooo:rsid="0004de17" officeooo:paragraph-rsid="0033fd75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bold" officeooo:rsid="0004de17" officeooo:paragraph-rsid="003a5817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bold" officeooo:rsid="0004de17" officeooo:paragraph-rsid="003c57c7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bold" officeooo:rsid="0004de17" officeooo:paragraph-rsid="003d8ae8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ans" fo:font-size="8pt" fo:font-weight="bold" officeooo:rsid="0004de17" officeooo:paragraph-rsid="003a5817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use-window-font-color="true" style:font-name="Liberation Sans" fo:font-size="9pt" officeooo:paragraph-rsid="002e802a" style:font-size-asian="9pt" style:font-size-complex="9pt"/>
    </style:style>
    <style:style style:name="P19" style:family="paragraph" style:parent-style-name="Table_20_Contents">
      <style:text-properties style:use-window-font-color="true" style:font-name="Liberation Sans" fo:font-size="9pt" fo:font-weight="bold" officeooo:rsid="000ce651" officeooo:paragraph-rsid="003509e4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Liberation Sans" fo:font-size="9pt" fo:font-weight="bold" officeooo:rsid="00234923" officeooo:paragraph-rsid="002544ef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0156b92" officeooo:paragraph-rsid="00156b92" style:font-size-asian="8pt" style:font-weight-asian="bold" style:font-size-complex="8pt" style:font-weight-complex="bold"/>
    </style:style>
    <style:style style:name="T1" style:family="text">
      <style:text-properties officeooo:rsid="0004de17"/>
    </style:style>
    <style:style style:name="T2" style:family="text">
      <style:text-properties fo:font-weight="bold" officeooo:rsid="0004de17" style:font-weight-asian="bold" style:font-weight-complex="bold"/>
    </style:style>
    <style:style style:name="T3" style:family="text">
      <style:text-properties fo:font-weight="bold" officeooo:rsid="00241a62" style:font-weight-asian="bold" style:font-weight-complex="bold"/>
    </style:style>
    <style:style style:name="T4" style:family="text">
      <style:text-properties fo:font-weight="bold" officeooo:rsid="000ce651" style:font-weight-asian="bold" style:font-weight-complex="bold"/>
    </style:style>
    <style:style style:name="T5" style:family="text">
      <style:text-properties style:font-name="DejaVu Sans Condensed" fo:font-size="8pt" fo:font-weight="bold" officeooo:rsid="0004de17" style:font-size-asian="8pt" style:font-weight-asian="bold" style:font-size-complex="8pt" style:font-weight-complex="bold"/>
    </style:style>
    <style:style style:name="T6" style:family="text">
      <style:text-properties style:font-name="DejaVu Sans Condensed" fo:font-size="8pt" fo:font-weight="normal" officeooo:rsid="0004de17" style:font-size-asian="8pt" style:font-weight-asian="normal" style:font-size-complex="8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4de17" style:font-weight-asian="normal" style:font-weight-complex="normal"/>
    </style:style>
    <style:style style:name="T9" style:family="text">
      <style:text-properties fo:font-weight="normal" officeooo:rsid="0031f430" style:font-weight-asian="normal" style:font-weight-complex="normal"/>
    </style:style>
    <style:style style:name="T10" style:family="text">
      <style:text-properties fo:font-size="8pt" fo:font-weight="normal" officeooo:rsid="0004de17" style:font-size-asian="8pt" style:font-weight-asian="normal" style:font-size-complex="8pt" style:font-weight-complex="normal"/>
    </style:style>
    <style:style style:name="T11" style:family="text">
      <style:text-properties fo:color="#333333" style:font-name="DejaVu Sans" fo:font-size="6pt" fo:language="es" fo:country="ES" style:text-underline-style="none" fo:font-weight="normal" style:font-size-asian="6pt" style:font-weight-asian="normal" style:font-size-complex="6pt" style:font-weight-complex="normal"/>
    </style:style>
    <style:style style:name="T12" style:family="text">
      <style:text-properties fo:color="#333333" fo:font-size="6pt" fo:language="es" fo:country="ES" style:text-underline-style="none" fo:font-weight="normal" style:font-size-asian="6pt" style:font-weight-asian="normal" style:font-size-complex="6pt" style:font-weight-complex="normal"/>
    </style:style>
    <style:style style:name="T13" style:family="text">
      <style:text-properties fo:color="#333333" fo:language="es" fo:country="ES" style:text-underline-style="none" fo:font-weight="normal" style:font-weight-asian="normal" style:font-weight-complex="normal"/>
    </style:style>
    <style:style style:name="T14" style:family="text">
      <style:text-properties fo:color="#333333" fo:language="es" fo:country="ES" style:text-underline-style="none" fo:font-weight="normal" officeooo:rsid="0004de17" style:font-weight-asian="normal" style:font-weight-complex="normal"/>
    </style:style>
    <style:style style:name="T15" style:family="text">
      <style:text-properties officeooo:rsid="0031f4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><text:placeholder text:placeholder-type="text">&lt;for each="invoice in objects"&gt;</text:placeholder></text:p>
      <text:p text:style-name="P2">CERTIFICADO DE RETENCION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span text:style-name="T2">Sr..</text:span><text:span text:style-name="T3">(es)</text:span><text:span text:style-name="T2">:</text:span><text:span text:style-name="T8"><text:placeholder text:placeholder-type="text">&lt;invoice.party.name&gt;</text:placeholder></text:span></text:p>
          </table:table-cell>
          <table:table-cell table:style-name="Table1.B1" office:value-type="string">
            <text:p text:style-name="P18"><text:span text:style-name="T2">Fecha </text:span><text:span text:style-name="T4">de Emisión</text:span><text:span text:style-name="T2">: </text:span><text:span text:style-name="T8"><text:placeholder text:placeholder-type="text">&lt;invoice.invoice_date&gt;</text:placeholder></text:span></text:p>
          </table:table-cell>
        </table:table-row>
        <table:table-row>
          <table:table-cell table:style-name="Table1.A2" office:value-type="string">
            <text:p text:style-name="P11">RUC. / C.I.:<text:span text:style-name="T7"><text:placeholder text:placeholder-type="text">&lt;invoice.party.vat_number&gt;</text:placeholder></text:span></text:p>
          </table:table-cell>
          <table:table-cell table:style-name="Table1.B2" office:value-type="string">
            <text:p text:style-name="P19">Tipo de Comprobante: <text:span text:style-name="T9">07</text:span></text:p>
          </table:table-cell>
        </table:table-row>
        <table:table-row>
          <table:table-cell table:style-name="Table1.A2" office:value-type="string">
            <text:p text:style-name="P12">Dirección: <text:span text:style-name="T13"><text:placeholder text:placeholder-type="text">&lt;invoice.invoice_address.full_address.split('\n')&gt;</text:placeholder></text:span> </text:p>
          </table:table-cell>
          <table:table-cell table:style-name="Table1.B2" office:value-type="string">
            <text:p text:style-name="P19">Número Comprobante de Venta:<text:span text:style-name="T7"> </text:span><text:span text:style-name="T14"><text:placeholder text:placeholder-type="text">&lt;invoice.number&gt;</text:placeholder></text:span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F"/>
        <table:table-row>
          <table:table-cell table:style-name="Table2.A1" office:value-type="string">
            <text:p text:style-name="P21">Ejercicio Fiscal</text:p>
          </table:table-cell>
          <table:table-cell table:style-name="Table2.A1" office:value-type="string">
            <text:p text:style-name="P3">Base Imponible</text:p>
          </table:table-cell>
          <table:table-cell table:style-name="Table2.A1" office:value-type="string">
            <text:p text:style-name="P3">Impuesto</text:p>
          </table:table-cell>
          <table:table-cell table:style-name="Table2.A1" office:value-type="string">
            <text:p text:style-name="P3">Cód. de impuesto</text:p>
          </table:table-cell>
          <table:table-cell table:style-name="Table2.A1" office:value-type="string">
            <text:p text:style-name="P3">% de Retención</text:p>
          </table:table-cell>
          <table:table-cell table:style-name="Table2.F1" office:value-type="string">
            <text:p text:style-name="P3">Valor Retenido</text:p>
          </table:table-cell>
        </table:table-row>
        <table:table-row>
          <table:table-cell table:style-name="Table2.A4" table:number-columns-spanned="6" office:value-type="string">
            <text:p text:style-name="P5"><text:placeholder text:placeholder-type="text">&lt;for each="w in invoice.withholding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3"><text:span text:style-name="T7"><text:placeholder text:placeholder-type="text">&lt;w['fiscalyear']&gt;</text:placeholder></text:span></text:p>
          </table:table-cell>
          <table:table-cell table:style-name="Table2.B3" office:value-type="string">
            <text:p text:style-name="P14"><text:span text:style-name="T7"><text:placeholder text:placeholder-type="text">&lt;w['base']&gt;</text:placeholder></text:span></text:p>
          </table:table-cell>
          <table:table-cell table:style-name="Table2.C3" office:value-type="string">
            <text:p text:style-name="P17"><text:span text:style-name="T7"><text:placeholder text:placeholder-type="text">&lt;w['tax']&gt;</text:placeholder></text:span></text:p>
          </table:table-cell>
          <table:table-cell table:style-name="Table2.D3" office:value-type="string">
            <text:p text:style-name="P15"><text:span text:style-name="T7"><text:placeholder text:placeholder-type="text">&lt;w['tax_code']&gt;</text:placeholder></text:span></text:p>
          </table:table-cell>
          <table:table-cell table:style-name="Table2.E3" office:value-type="string">
            <text:p text:style-name="P15"><text:span text:style-name="T7"><text:placeholder text:placeholder-type="text">&lt;w['withhold_rate']&gt;</text:placeholder></text:span></text:p>
          </table:table-cell>
          <table:table-cell table:style-name="Table2.F3" office:value-type="string">
            <text:p text:style-name="P16"><text:span text:style-name="T7"><text:placeholder text:placeholder-type="text">&lt;w['amount']&gt;</text:placeholder></text:span></text:p>
          </table:table-cell>
        </table:table-row>
        <table:table-row>
          <table:table-cell table:style-name="Table2.A4" table:number-columns-spanned="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Total Retenido $</text:p>
          </table:table-cell>
          <table:table-cell table:style-name="Table4.B1" office:value-type="string">
            <text:p text:style-name="P9"><text:placeholder text:placeholder-type="text">&lt;invoice.total_withholding&gt;</text:placeholder></text:p>
          </table:table-cell>
        </table:table-row>
      </table:table>
      <text:p text:style-name="P1"/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C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3465in" fo:page-height="6.1811in" style:num-format="1" style:print-orientation="landscape" fo:margin-top="0.5118in" fo:margin-bottom="0.5902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1.0634in" fo:margin-left="0in" fo:margin-right="0in" fo:margin-top="0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etention" style:page-layout-name="Mpm2">
      <style:footer>
        <text:p text:style-name="Footer"/>
      </style:footer>
    </style:master-page>
    <style:master-page style:name="Endnote" style:page-layout-name="Mpm3"/>
    <style:master-page style:name="Envelope" style:page-layout-name="Mpm4"/>
    <style:master-page style:name="First_20_Page" style:display-name="First Page" style:page-layout-name="Mpm1" style:next-style-name="Standard"/>
    <style:master-page style:name="Footnote" style:page-layout-name="Mpm3"/>
    <style:master-page style:name="HTML" style:page-layout-name="Mpm5"/>
    <style:master-page style:name="Index" style:page-layout-name="Mpm1"/>
    <style:master-page style:name="Landscape" style:page-layout-name="Mpm6"/>
    <style:master-page style:name="Left_20_Page" style:display-name="Left Page" style:page-layout-name="Mpm7"/>
    <style:master-page style:name="Right_20_Page" style:display-name="Right Pag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uadorenlinea.net </meta:initial-creator>
    <meta:creation-date>2011-04-01T12:29:24</meta:creation-date>
    <dc:date>2014-06-29T21:18:23.144525516</dc:date>
    <meta:editing-duration>PT6H42M30S</meta:editing-duration>
    <meta:editing-cycles>51</meta:editing-cycles>
    <meta:generator>LibreOffice/4.2.4.2$Linux_X86_64 LibreOffice_project/420m0$Build-2</meta:generator>
    <meta:document-statistic meta:table-count="3" meta:image-count="0" meta:object-count="0" meta:page-count="2" meta:paragraph-count="25" meta:word-count="55" meta:character-count="507" meta:non-whitespace-character-count="476"/>
  </office:meta>
</office:document-meta>
</file>